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e3b" officeooo:paragraph-rsid="00054e3b"/>
    </style:style>
    <style:style style:name="P2" style:family="paragraph" style:parent-style-name="Heading_20_2">
      <style:text-properties officeooo:rsid="000650ea" officeooo:paragraph-rsid="000650ea"/>
    </style:style>
    <style:style style:name="P3" style:family="paragraph" style:parent-style-name="Text_20_body">
      <style:text-properties officeooo:rsid="00054e3b" officeooo:paragraph-rsid="00054e3b"/>
    </style:style>
    <style:style style:name="P4" style:family="paragraph" style:parent-style-name="Text_20_body">
      <style:text-properties officeooo:rsid="000650ea" officeooo:paragraph-rsid="000650ea"/>
    </style:style>
    <style:style style:name="P5" style:family="paragraph" style:parent-style-name="Text_20_body">
      <style:text-properties officeooo:rsid="00065d15" officeooo:paragraph-rsid="00065d15"/>
    </style:style>
    <style:style style:name="T1" style:family="text">
      <style:text-properties officeooo:rsid="00065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Test</text:h>
      <text:p text:style-name="P1">Bla</text:p>
      <text:h text:style-name="Heading_20_2" text:outline-level="2">Framework</text:h>
      <text:p text:style-name="P1">Bla</text:p>
      <text:h text:style-name="Heading_20_2" text:outline-level="2">ATRIP – Regeln</text:h>
      <text:p text:style-name="P1">Bla</text:p>
      <text:h text:style-name="Heading_20_3" text:outline-level="3">Automatic</text:h>
      <text:p text:style-name="P1">Bla</text:p>
      <text:h text:style-name="Heading_20_3" text:outline-level="3">Thorough</text:h>
      <text:p text:style-name="P1">Bla</text:p>
      <text:h text:style-name="Heading_20_3" text:outline-level="3">Repeatable</text:h>
      <text:p text:style-name="P1">Bla</text:p>
      <text:h text:style-name="Heading_20_3" text:outline-level="3">Independent</text:h>
      <text:p text:style-name="P1">Bla</text:p>
      <text:h text:style-name="Heading_20_3" text:outline-level="3">Professional</text:h>
      <text:p text:style-name="P1">Bla</text:p>
      <text:h text:style-name="P2" text:outline-level="2">Code-Coverage-Analyse</text:h>
      <text:p text:style-name="P5">Was für eine Code-Coverage – Mathode wurde gewählt?</text:p>
      <text:p text:style-name="P4">Was ist raus gekommen?</text:p>
      <text:p text:style-name="P4">Wurde das erwartet?</text:p>
      <text:p text:style-name="P4">Warum wurde mit disem ergebnis der Analyse gerechne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17:23:44.511000000</dc:date>
    <meta:editing-duration>PT7M19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1" meta:word-count="41" meta:character-count="272" meta:non-whitespace-character-count="250"/>
  </office:meta>
</office:document-meta>
</file>